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80000020275519410D6ED5466.jpg" manifest:media-type="image/jpeg"/>
  <manifest:file-entry manifest:full-path="Pictures/10000000000001F8000002026ADA84DB8E2C19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0.004cm" fo:min-width="0cm"/>
    </style:style>
    <style:style style:name="gr3" style:family="graphic" style:parent-style-name="objectwithoutfill">
      <style:graphic-properties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1.0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332cm, 0cm)" draw:image-opacity="100%" style:mirror="none"/>
    </style:style>
    <style:style style:name="gr12" style:family="graphic" style:parent-style-name="standard">
      <style:graphic-properties draw:fill-color="#ff3333" draw:opacity="50%" draw:opacity-name="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fill-color="#0000ff" draw:opacity="50%" draw:opacity-name="" draw:textarea-horizontal-align="justify" draw:textarea-vertical-align="middle" draw:auto-grow-height="false" fo:min-height="1.02cm" fo:min-width="0.7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3333" draw:opacity="50%"/>
      <style:paragraph-properties fo:text-align="center"/>
    </style:style>
    <style:style style:name="P8" style:family="paragraph">
      <loext:graphic-properties draw:fill-color="#0000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0.254cm" svg:height="0.254cm" svg:x="17.272cm" svg:y="8.76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17.272cm" svg:y="8.12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17.272cm" svg:y="7.23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17.272cm" svg:y="6.73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2" xml:id="id1" draw:id="id1" draw:layer="layout" svg:width="0.254cm" svg:height="0.254cm" svg:x="18.125cm" svg:y="7.74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2" xml:id="id6" draw:id="id6" draw:layer="layout" svg:width="0.254cm" svg:height="0.254cm" svg:x="18.125cm" svg:y="8.63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3" draw:layer="layout" draw:type="line" svg:x1="18.125cm" svg:y1="7.874cm" svg:x2="17.526cm" svg:y2="7.366cm" draw:start-shape="id1" draw:start-glue-point="10" draw:end-shape="id2" draw:end-glue-point="6" svg:d="M18125 7874l-599-508" svg:viewBox="0 0 600 509">
          <text:p/>
        </draw:connector>
        <draw:connector draw:style-name="gr3" draw:text-style-name="P3" draw:layer="layout" draw:type="line" svg:x1="18.125cm" svg:y1="7.874cm" svg:x2="17.526cm" svg:y2="8.255cm" draw:start-shape="id1" draw:start-glue-point="10" draw:end-shape="id3" draw:end-glue-point="6" svg:d="M18125 7874l-599 381" svg:viewBox="0 0 600 382">
          <text:p/>
        </draw:connector>
        <draw:connector draw:style-name="gr3" draw:text-style-name="P3" draw:layer="layout" draw:type="line" svg:x1="18.125cm" svg:y1="7.874cm" svg:x2="17.526cm" svg:y2="8.89cm" draw:start-shape="id1" draw:start-glue-point="10" draw:end-shape="id4" draw:end-glue-point="6" svg:d="M18125 7874l-599 1016" svg:viewBox="0 0 600 1017">
          <text:p/>
        </draw:connector>
        <draw:connector draw:style-name="gr3" draw:text-style-name="P3" draw:layer="layout" draw:type="line" svg:x1="18.125cm" svg:y1="7.874cm" svg:x2="17.526cm" svg:y2="6.858cm" draw:start-shape="id1" draw:start-glue-point="10" draw:end-shape="id5" draw:end-glue-point="6" svg:d="M18125 7874l-599-1016" svg:viewBox="0 0 600 1017">
          <text:p/>
        </draw:connector>
        <draw:connector draw:style-name="gr3" draw:text-style-name="P3" draw:layer="layout" draw:type="line" svg:x1="18.125cm" svg:y1="8.763cm" svg:x2="17.526cm" svg:y2="8.89cm" draw:start-shape="id6" draw:start-glue-point="10" draw:end-shape="id4" draw:end-glue-point="6" svg:d="M18125 8763l-599 127" svg:viewBox="0 0 600 128">
          <text:p/>
        </draw:connector>
        <draw:connector draw:style-name="gr3" draw:text-style-name="P3" draw:layer="layout" draw:type="line" svg:x1="18.125cm" svg:y1="8.763cm" svg:x2="17.526cm" svg:y2="8.255cm" draw:start-shape="id6" draw:start-glue-point="10" draw:end-shape="id3" draw:end-glue-point="6" svg:d="M18125 8763l-599-508" svg:viewBox="0 0 600 509">
          <text:p/>
        </draw:connector>
        <draw:connector draw:style-name="gr3" draw:text-style-name="P3" draw:layer="layout" draw:type="line" svg:x1="18.125cm" svg:y1="8.763cm" svg:x2="17.526cm" svg:y2="7.366cm" draw:start-shape="id6" draw:start-glue-point="10" draw:end-shape="id2" draw:end-glue-point="6" svg:d="M18125 8763l-599-1397" svg:viewBox="0 0 600 1398">
          <text:p/>
        </draw:connector>
        <draw:connector draw:style-name="gr3" draw:text-style-name="P3" draw:layer="layout" draw:type="line" svg:x1="18.125cm" svg:y1="8.763cm" svg:x2="17.526cm" svg:y2="6.858cm" draw:start-shape="id6" draw:start-glue-point="10" draw:end-shape="id5" draw:end-glue-point="6" svg:d="M18125 8763l-599-1905" svg:viewBox="0 0 600 1906">
          <text:p/>
        </draw:connector>
        <draw:custom-shape draw:style-name="gr4" draw:text-style-name="P3" xml:id="id11" draw:id="id11" draw:layer="layout" svg:width="1.524cm" svg:height="2.54cm" svg:x="17.018cm" svg:y="6.60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5" draw:text-style-name="P4" xml:id="id7" draw:id="id7" draw:layer="layout" svg:width="2.286cm" svg:height="0.962cm" svg:x="9.398cm" svg:y="7.393cm">
          <draw:text-box>
            <text:p text:style-name="P1">YOLO</text:p>
          </draw:text-box>
        </draw:frame>
        <draw:frame draw:style-name="gr6" draw:text-style-name="P4" xml:id="id8" draw:id="id8" draw:layer="layout" svg:width="3.556cm" svg:height="0.962cm" svg:x="12.7cm" svg:y="7.393cm">
          <draw:text-box>
            <text:p text:style-name="P1">OpenPose</text:p>
          </draw:text-box>
        </draw:frame>
        <draw:connector draw:style-name="gr7" draw:text-style-name="P3" draw:layer="layout" draw:type="line" svg:x1="11.684cm" svg:y1="7.874cm" svg:x2="12.7cm" svg:y2="7.874cm" draw:start-shape="id7" draw:start-glue-point="1" draw:end-shape="id8" svg:d="M11684 7874h1016" svg:viewBox="0 0 1017 1">
          <text:p/>
        </draw:connector>
        <draw:frame draw:style-name="gr8" draw:text-style-name="P1" xml:id="id12" draw:id="id12" draw:layer="layout" svg:width="4.978cm" svg:height="5.08cm" svg:x="19.406cm" svg:y="5.334cm">
          <draw:image xlink:href="Pictures/10000000000001F8000002026ADA84DB8E2C19EB.png" xlink:type="simple" xlink:show="embed" xlink:actuate="onLoad">
            <text:p/>
          </draw:image>
        </draw:frame>
        <draw:frame draw:style-name="gr9" draw:text-style-name="P5" xml:id="id10" draw:id="id10" draw:layer="layout" svg:width="3.302cm" svg:height="1.016cm" svg:x="4.826cm" svg:y="7.366cm">
          <draw:text-box>
            <text:p text:style-name="P1">Original</text:p>
          </draw:text-box>
        </draw:frame>
        <draw:custom-shape draw:style-name="gr2" draw:text-style-name="P2" xml:id="id9" draw:id="id9" draw:layer="layout" svg:width="0.254cm" svg:height="0.254cm" svg:x="18.125cm" svg:y="6.85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3" draw:layer="layout" draw:type="line" svg:x1="18.125cm" svg:y1="6.985cm" svg:x2="17.526cm" svg:y2="6.858cm" draw:start-shape="id9" draw:start-glue-point="10" draw:end-shape="id5" draw:end-glue-point="6" svg:d="M18125 6985l-599-127" svg:viewBox="0 0 600 128">
          <text:p/>
        </draw:connector>
        <draw:connector draw:style-name="gr3" draw:text-style-name="P3" draw:layer="layout" draw:type="line" svg:x1="17.526cm" svg:y1="7.366cm" svg:x2="18.125cm" svg:y2="6.985cm" draw:start-shape="id2" draw:start-glue-point="6" draw:end-shape="id9" draw:end-glue-point="10" svg:d="M17526 7366l599-381" svg:viewBox="0 0 600 382">
          <text:p/>
        </draw:connector>
        <draw:connector draw:style-name="gr3" draw:text-style-name="P3" draw:layer="layout" draw:type="line" svg:x1="18.125cm" svg:y1="6.985cm" svg:x2="17.526cm" svg:y2="8.255cm" draw:start-shape="id9" draw:start-glue-point="10" draw:end-shape="id3" draw:end-glue-point="6" svg:d="M18125 6985l-599 1270" svg:viewBox="0 0 600 1271">
          <text:p/>
        </draw:connector>
        <draw:connector draw:style-name="gr3" draw:text-style-name="P3" draw:layer="layout" draw:type="line" svg:x1="17.526cm" svg:y1="8.89cm" svg:x2="18.125cm" svg:y2="8.763cm" draw:start-shape="id4" draw:start-glue-point="6" draw:end-shape="id6" draw:end-glue-point="10" svg:d="M17526 8890l599-127" svg:viewBox="0 0 600 128">
          <text:p/>
        </draw:connector>
        <draw:connector draw:style-name="gr7" draw:text-style-name="P3" draw:layer="layout" draw:type="line" svg:x1="8.128cm" svg:y1="7.874cm" svg:x2="9.398cm" svg:y2="7.874cm" draw:start-shape="id10" draw:end-shape="id7" svg:d="M8128 7874h1270" svg:viewBox="0 0 1271 1">
          <text:p/>
        </draw:connector>
        <draw:connector draw:style-name="gr7" draw:text-style-name="P3" draw:layer="layout" draw:type="line" svg:x1="16.256cm" svg:y1="7.874cm" svg:x2="17.018cm" svg:y2="7.874cm" draw:start-shape="id8" draw:end-shape="id11" draw:end-glue-point="3" svg:d="M16256 7874h762" svg:viewBox="0 0 763 1">
          <text:p/>
        </draw:connector>
        <draw:connector draw:style-name="gr7" draw:text-style-name="P3" draw:layer="layout" draw:type="line" svg:x1="18.542cm" svg:y1="7.874cm" svg:x2="19.406cm" svg:y2="7.874cm" draw:start-shape="id11" draw:start-glue-point="1" draw:end-shape="id12" draw:end-glue-point="3" svg:d="M18542 7874h864" svg:viewBox="0 0 865 1">
          <text:p/>
        </draw:connector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1" draw:text-style-name="P1" draw:layer="layout" svg:width="10.135cm" svg:height="10.159cm" svg:x="0.787cm" svg:y="3.303cm">
          <draw:image xlink:href="Pictures/10000000000001F80000020275519410D6ED5466.jpg" xlink:type="simple" xlink:show="embed" xlink:actuate="onLoad">
            <text:p/>
          </draw:image>
        </draw:frame>
        <draw:custom-shape draw:style-name="gr12" draw:text-style-name="P7" draw:layer="layout" svg:width="1.27cm" svg:height="1.27cm" svg:x="8.12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5.74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7.018cm" svg:y="2.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8.128cm" svg:y="3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3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3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3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3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7cm" svg:height="1.27cm" svg:x="15.748cm" svg:y="3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7cm" svg:height="1.27cm" svg:x="17.018cm" svg:y="3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8.12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7cm" svg:height="1.27cm" svg:x="15.748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7cm" svg:height="1.27cm" svg:x="17.01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8.12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7.018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8.12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5.74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7.01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8.12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5.74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8.12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5.74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7.018cm" svg:y="10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8.128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9.398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0.668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1.938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3.208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4.478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5.748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17.018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0:01:56.636538555</meta:creation-date>
    <dc:date>2019-04-30T13:58:36.408198914</dc:date>
    <meta:editing-duration>PT54M57S</meta:editing-duration>
    <meta:editing-cycles>5</meta:editing-cycles>
    <meta:generator>LibreOffice/5.1.6.2$Linux_X86_64 LibreOffice_project/10m0$Build-2</meta:generator>
    <meta:document-statistic meta:object-count="118"/>
  </office:meta>
</office:document-meta>
</file>